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Symbols" svg:font-family="'Noto Sans Symbols'" style:font-adornments="Regular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re Baskerville1" svg:font-family="'Libre Baskervill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827cm" fo:margin-left="-0.474cm" fo:margin-top="0cm" fo:margin-bottom="0cm" table:align="left" style:writing-mode="lr-tb"/>
    </style:style>
    <style:style style:name="Table1.A" style:family="table-column">
      <style:table-column-properties style:column-width="7.768cm"/>
    </style:style>
    <style:style style:name="Table1.B" style:family="table-column">
      <style:table-column-properties style:column-width="8.057cm"/>
    </style:style>
    <style:style style:name="Table1.1" style:family="table-row">
      <style:table-row-properties style:min-row-height="4.203cm" fo:keep-together="auto"/>
    </style:style>
    <style:style style:name="Table1.A1" style:family="table-cell">
      <style:table-cell-properties style:vertical-align="middle" fo:background-color="#cccccc" fo:padding-left="0.191cm" fo:padding-right="0.191cm" fo:padding-top="0cm" fo:padding-bottom="0cm" fo:border-left="0.25pt solid #000000" fo:border-right="0.25pt solid #000000" fo:border-top="1pt solid #ffffff" fo:border-bottom="none" style:writing-mode="lr-tb">
        <style:background-image/>
      </style:table-cell-properties>
    </style:style>
    <style:style style:name="Table1.2" style:family="table-row">
      <style:table-row-properties style:min-row-height="0cm" fo:keep-together="auto"/>
    </style:style>
    <style:style style:name="Table1.A2" style:family="table-cell">
      <style:table-cell-properties style:vertical-align="middle" fo:background-color="#f2f2f2" fo:padding-left="0.191cm" fo:padding-right="0.191cm" fo:padding-top="0cm" fo:padding-bottom="0cm" fo:border-left="0.25pt solid #000000" fo:border-right="1pt solid #ffffff" fo:border-top="1pt solid #ffffff" fo:border-bottom="none" style:writing-mode="lr-tb">
        <style:background-image/>
      </style:table-cell-properties>
    </style:style>
    <style:style style:name="Table1.B2" style:family="table-cell">
      <style:table-cell-properties style:vertical-align="middle" fo:background-color="#f2f2f2" fo:padding-left="0.191cm" fo:padding-right="0.191cm" fo:padding-top="0cm" fo:padding-bottom="0cm" fo:border-left="1pt solid #ffffff" fo:border-right="0.25pt solid #000000" fo:border-top="1pt solid #ffffff" fo:border-bottom="none" style:writing-mode="lr-tb">
        <style:background-image/>
      </style:table-cell-properties>
    </style:style>
    <style:style style:name="Table1.3" style:family="table-row">
      <style:table-row-properties style:min-row-height="5.299cm" fo:keep-together="auto"/>
    </style:style>
    <style:style style:name="Table1.A3" style:family="table-cell">
      <style:table-cell-properties style:vertical-align="middle" fo:background-color="#cccccc" fo:padding-left="0.191cm" fo:padding-right="0.191cm" fo:padding-top="0cm" fo:padding-bottom="0cm" fo:border-left="0.25pt solid #000000" fo:border-right="1pt solid #ffffff" fo:border-top="1pt solid #ffffff" fo:border-bottom="none" style:writing-mode="lr-tb">
        <style:background-image/>
      </style:table-cell-properties>
    </style:style>
    <style:style style:name="Table1.B3" style:family="table-cell">
      <style:table-cell-properties style:vertical-align="middle" fo:background-color="#cccccc" fo:padding-left="0.191cm" fo:padding-right="0.191cm" fo:padding-top="0cm" fo:padding-bottom="0cm" fo:border-left="1pt solid #ffffff" fo:border-right="0.25pt solid #000000" fo:border-top="1pt solid #ffffff" fo:border-bottom="none" style:writing-mode="lr-tb">
        <style:background-image/>
      </style:table-cell-properties>
    </style:style>
    <style:style style:name="Table2" style:family="table">
      <style:table-properties style:width="13.757cm" fo:margin-left="-0.369cm" fo:margin-top="0cm" fo:margin-bottom="0cm" table:align="left" style:writing-mode="lr-tb"/>
    </style:style>
    <style:style style:name="Table2.A" style:family="table-column">
      <style:table-column-properties style:column-width="5.188cm"/>
    </style:style>
    <style:style style:name="Table2.B" style:family="table-column">
      <style:table-column-properties style:column-width="2.168cm"/>
    </style:style>
    <style:style style:name="Table2.C" style:family="table-column">
      <style:table-column-properties style:column-width="2.148cm"/>
    </style:style>
    <style:style style:name="Table2.D" style:family="table-column">
      <style:table-column-properties style:column-width="2.127cm"/>
    </style:style>
    <style:style style:name="Table2.E" style:family="table-column">
      <style:table-column-properties style:column-width="2.125cm"/>
    </style:style>
    <style:style style:name="Table2.1" style:family="table-row">
      <style:table-row-properties style:min-row-height="0cm" fo:keep-together="auto"/>
    </style:style>
    <style:style style:name="Table2.A1" style:family="table-cell">
      <style:table-cell-properties style:vertical-align="" fo:padding-left="0.123cm" fo:padding-right="0.123cm" fo:padding-top="0cm" fo:padding-bottom="0cm" fo:border-left="0.25pt solid #000000" fo:border-right="0.25pt solid #000000" fo:border-top="0.25pt solid #000000" fo:border-bottom="none" style:writing-mode="lr-tb"/>
    </style:style>
    <style:style style:name="Table2.2" style:family="table-row">
      <style:table-row-properties style:min-row-height="0.011cm" fo:keep-together="auto"/>
    </style:style>
    <style:style style:name="P1" style:family="paragraph" style:parent-style-name="Standard" style:master-page-name="First_20_Page">
      <style:paragraph-properties fo:margin-left="0cm" fo:margin-right="0cm" fo:margin-top="0cm" fo:margin-bottom="0.212cm" loext:contextual-spacing="false" fo:line-height="100%" fo:orphans="2" fo:widows="2" fo:text-indent="0cm" style:auto-text-indent="false" style:page-number="auto" fo:padding="0cm" fo:border="none"/>
      <style:text-properties style:font-name="Libre Baskerville" style:font-name-asian="Libre Baskerville1" style:font-name-complex="Libre Baskerville1"/>
    </style:style>
    <style:style style:name="P2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style:font-name-asian="Arial1" style:font-name-complex="Arial1"/>
    </style:style>
    <style:style style:name="P5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paragraph-properties fo:margin-left="0cm" fo:margin-right="0cm" fo:line-height="100%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left="0cm" fo:margin-right="0cm" fo:line-height="150%" fo:orphans="2" fo:widows="2" fo:text-indent="0cm" style:auto-text-indent="false" fo:padding="0cm" fo:border="none">
        <style:tab-stops>
          <style:tab-stop style:position="1.856cm"/>
        </style:tab-stops>
      </style:paragraph-properties>
    </style:style>
    <style:style style:name="P9" style:family="paragraph" style:parent-style-name="Standard">
      <style:paragraph-properties fo:margin-left="0cm" fo:margin-right="0cm" fo:line-height="100%" fo:text-indent="0cm" style:auto-text-indent="false" fo:padding="0cm" fo:border="none" fo:keep-with-next="always"/>
      <style:text-properties style:font-name="Georgia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P10" style:family="paragraph" style:parent-style-name="Standard">
      <style:paragraph-properties fo:margin-left="0cm" fo:margin-right="0cm" fo:line-height="100%" fo:text-indent="0cm" style:auto-text-indent="false" fo:padding="0cm" fo:border="none" fo:keep-with-next="always"/>
    </style:style>
    <style:style style:name="P11" style:family="paragraph" style:parent-style-name="Standard">
      <style:paragraph-properties fo:margin-left="0cm" fo:margin-right="0cm" fo:line-height="100%" fo:text-indent="0cm" style:auto-text-indent="false" fo:padding="0cm" fo:border="none" fo:keep-with-next="always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fo:padding="0cm" fo:border-left="none" fo:border-right="0.51pt solid #000000" fo:border-top="none" fo:border-bottom="none">
        <style:tab-stops/>
      </style:paragraph-properties>
      <style:text-properties style:font-name="Arial" fo:font-size="16pt" fo:language="en" fo:country="US" fo:font-weight="normal" style:font-name-asian="Arial1" style:font-size-asian="16pt" style:language-asian="en" style:country-asian="US" style:font-weight-asian="normal" style:font-name-complex="Arial1" style:font-size-complex="16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1pt" fo:language="en" fo:country="US" fo:font-weight="bold" style:font-name-asian="Arial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text-line-through-style="none" style:text-line-through-type="none" style:font-name="Times New Roman" fo:font-size="12pt" fo:font-style="normal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.071cm" fo:margin-bottom="0.071cm" loext:contextual-spacing="false" fo:line-height="100%" fo:text-align="center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language="en" fo:country="US" fo:font-weight="bold" style:font-name-asian="Arial1" style:language-asian="en" style:country-asian="US" style:font-weight-asian="bold" style:font-name-complex="Arial1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margin-top="0.071cm" fo:margin-bottom="0.071cm" loext:contextual-spacing="false" fo:line-height="100%" fo:text-align="center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margin-top="0.071cm" fo:margin-bottom="0.071cm" loext:contextual-spacing="false" fo:line-height="100%" fo:orphans="2" fo:widows="2" fo:text-indent="0cm" style:auto-text-indent="false" fo:padding="0cm" fo:border="none">
        <style:tab-stops/>
      </style:paragraph-properties>
    </style:style>
    <style:style style:name="P19" style:family="paragraph" style:parent-style-name="Standard">
      <style:paragraph-properties fo:margin-left="0cm" fo:margin-right="0cm" fo:margin-top="0.071cm" fo:margin-bottom="0.071cm" loext:contextual-spacing="false" fo:line-height="100%" fo:text-align="center" style:justify-single-word="false" fo:orphans="2" fo:widows="2" fo:text-indent="0cm" style:auto-text-indent="false" fo:padding="0cm" fo:border-left="none" fo:border-right="0.51pt solid #000000" fo:border-top="none" fo:border-bottom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language="en" fo:country="US" fo:font-weight="bold" style:font-name-asian="Arial1" style:language-asian="en" style:country-asian="US" style:font-weight-asian="bold" style:font-name-complex="Arial1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margin-top="0.071cm" fo:margin-bottom="0.071cm" loext:contextual-spacing="false" fo:line-height="100%" fo:orphans="2" fo:widows="2" fo:text-indent="0cm" style:auto-text-indent="false" fo:padding="0cm" fo:border-left="none" fo:border-right="0.51pt solid #000000" fo:border-top="none" fo:border-bottom="none">
        <style:tab-stops/>
      </style:paragraph-properties>
    </style:style>
    <style:style style:name="P21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 fo:padding="0cm" fo:border-left="none" fo:border-right="0.51pt solid #000000" fo:border-top="none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2" style:family="paragraph" style:parent-style-name="Standard">
      <style:paragraph-properties fo:margin-left="0cm" fo:margin-right="0cm" fo:line-height="150%" fo:orphans="2" fo:widows="2" fo:text-indent="0cm" style:auto-text-indent="false" fo:padding="0cm" fo:border-left="none" fo:border-right="0.51pt solid #000000" fo:border-top="none" fo:border-bottom="none">
        <style:tab-stops>
          <style:tab-stop style:position="1.856cm"/>
        </style:tab-stops>
      </style:paragraph-properties>
    </style:style>
    <style:style style:name="P23" style:family="paragraph" style:parent-style-name="Standard">
      <style:paragraph-properties fo:margin-left="0.953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language="en" fo:country="US" fo:font-weight="normal" style:font-name-asian="Arial1" style:language-asian="en" style:country-asian="US" style:font-weight-asian="normal" style:font-name-complex="Arial1" style:language-complex="ar" style:country-complex="SA"/>
    </style:style>
    <style:style style:name="P24" style:family="paragraph" style:parent-style-name="Standard">
      <style:paragraph-properties fo:margin-left="0.953cm" fo:margin-right="0cm" fo:line-height="150%" fo:text-align="justify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5" style:family="paragraph" style:parent-style-name="Standard">
      <style:paragraph-properties fo:margin-left="0cm" fo:margin-right="0.025cm" fo:margin-top="0cm" fo:margin-bottom="0cm" loext:contextual-spacing="false" fo:line-height="100%" fo:text-align="justify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1pt" fo:language="en" fo:country="US" fo:font-weight="bold" style:font-name-asian="Arial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.025cm" fo:line-height="100%" fo:text-align="justify" style:justify-single-word="false" fo:orphans="2" fo:widows="2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7" style:family="paragraph" style:parent-style-name="Standard" style:list-style-name="WWNum1">
      <style:paragraph-properties fo:margin-left="1.905cm" fo:margin-right="0cm" fo:line-height="100%" fo:text-indent="-0.635cm" style:auto-text-indent="false" fo:padding="0cm" fo:border="none" fo:keep-with-next="always">
        <style:tab-stops>
          <style:tab-stop style:position="0.635cm"/>
          <style:tab-stop style:position="1.905cm"/>
        </style:tab-stops>
      </style:paragraph-properties>
    </style:style>
    <style:style style:name="P28" style:family="paragraph" style:parent-style-name="Standard" style:list-style-name="WWNum2">
      <style:paragraph-properties fo:margin-left="1.905cm" fo:margin-right="0cm" fo:line-height="100%" fo:text-indent="-0.635cm" style:auto-text-indent="false" fo:padding="0cm" fo:border="none" fo:keep-with-next="always">
        <style:tab-stops>
          <style:tab-stop style:position="0.635cm"/>
          <style:tab-stop style:position="1.905cm"/>
        </style:tab-stops>
      </style:paragraph-properties>
    </style:style>
    <style:style style:name="P29" style:family="paragraph" style:parent-style-name="Standard">
      <style:paragraph-properties fo:margin-left="1.27cm" fo:margin-right="0cm" fo:line-height="100%" fo:text-indent="0cm" style:auto-text-indent="false" fo:padding="0cm" fo:border="none" fo:keep-with-next="always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fo:font-size="16pt" fo:language="en" fo:country="US" style:font-name-asian="Arial1" style:font-size-asian="16pt" style:language-asian="en" style:country-asian="US" style:font-name-complex="Arial1" style:font-size-complex="16pt" style:language-complex="ar" style:country-complex="SA"/>
    </style:style>
    <style:style style:name="T2" style:family="text">
      <style:text-properties style:font-name="Arial" fo:language="en" fo:country="US" fo:font-weight="bold" style:font-name-asian="Arial1" style:language-asian="en" style:country-asian="US" style:font-weight-asian="bold" style:font-name-complex="Arial1" style:language-complex="ar" style:country-complex="SA" style:font-weight-complex="bold"/>
    </style:style>
    <style:style style:name="T3" style:family="text">
      <style:text-properties style:font-name="Arial" fo:language="en" fo:country="US" style:font-name-asian="Arial1" style:language-asian="en" style:country-asian="US" style:font-name-complex="Arial1" style:language-complex="ar" style:country-complex="SA"/>
    </style:style>
    <style:style style:name="T4" style:family="text">
      <style:text-properties style:font-name="Arial" fo:font-size="11pt" fo:language="en" fo:country="US" fo:font-weight="bold" style:font-name-asian="Arial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T5" style:family="text">
      <style:text-properties style:font-name="Arial" fo:font-size="11pt" fo:language="en" fo:country="US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/>
    </style:style>
    <style:style style:name="T8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1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Day 0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6"/>
            <text:p text:style-name="P17"><text:span text:style-name="T2">Lunch Menu</text:span></text:p>
            <text:p text:style-name="P16"/>
          </table:table-cell>
          <table:table-cell table:style-name="Table1.B2" office:value-type="string">
            <text:p text:style-name="P16"/>
            <text:p text:style-name="P17"><text:span text:style-name="T2">Preparations</text:span></text:p>
            <text:p text:style-name="P19"/>
          </table:table-cell>
        </table:table-row>
        <table:table-row table:style-name="Table1.3">
          <table:table-cell table:style-name="Table1.A3" office:value-type="string">
            <text:p text:style-name="P23"/>
            <text:p text:style-name="P24"><text:span text:style-name="T3">Lentil soup</text:span></text:p>
          </table:table-cell>
          <table:table-cell table:style-name="Table1.B3" office:value-type="string">
            <text:p text:style-name="P18"><text:span text:style-name="T3">- Soak 1 kg green lentils (d3) &amp; 1kg mung beans (d4) overnight for sprouting</text:span></text:p>
            <text:p text:style-name="P18"><text:span text:style-name="T3">- Chop sweet pepper and onions (d1)</text:span></text:p>
            <text:p text:style-name="P18"><text:span text:style-name="T3">- Marinade soy granules (d1)</text:span></text:p>
            <text:p text:style-name="P18"><text:span text:style-name="T3">- Soak black beans overnight (d2)</text:span></text:p>
            <text:p text:style-name="P20"><text:span text:style-name="T3">- Soak dried fruits overnight for breakfast</text:span></text:p>
          </table:table-cell>
        </table:table-row>
      </table:table>
      <text:p text:style-name="P4"/>
      <text:p text:style-name="P5"/>
      <text:p text:style-name="P5"/>
      <text:p text:style-name="P2"><text:span text:style-name="T4">Lentil Soup (prep same morning)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/>
            <text:p text:style-name="P26"><text:span text:style-name="T4">Ingredients</text:span></text:p>
            <text:p text:style-name="P13"/>
          </table:table-cell>
          <table:table-cell table:style-name="Table2.A1" office:value-type="string">
            <text:p text:style-name="P13"/>
            <text:p text:style-name="P3"><text:span text:style-name="T4">10 p</text:span></text:p>
            <text:p text:style-name="P13"/>
          </table:table-cell>
          <table:table-cell table:style-name="Table2.A1" office:value-type="string">
            <text:p text:style-name="P13"/>
            <text:p text:style-name="P3"><text:span text:style-name="T4">90 p</text:span></text:p>
          </table:table-cell>
          <table:table-cell table:style-name="Table2.A1" office:value-type="string">
            <text:p text:style-name="P13"/>
            <text:p text:style-name="P3"><text:span text:style-name="T4">100 p</text:span></text:p>
          </table:table-cell>
          <table:table-cell table:style-name="Table2.A1" office:value-type="string">
            <text:p text:style-name="P13"/>
            <text:p text:style-name="P21"><text:span text:style-name="T4">110 p</text:span></text:p>
          </table:table-cell>
        </table:table-row>
        <table:table-row table:style-name="Table2.2">
          <table:table-cell table:style-name="Table2.A1" office:value-type="string">
            <text:p text:style-name="P8"><text:span text:style-name="T5">Onion</text:span></text:p>
            <text:p text:style-name="P8"><text:span text:style-name="T5">Carrot</text:span></text:p>
            <text:p text:style-name="P8"><text:span text:style-name="T5">Lentils</text:span></text:p>
            <text:p text:style-name="P8"><text:span text:style-name="T5">Turmeric</text:span></text:p>
            <text:p text:style-name="P8"><text:span text:style-name="T5">Basil</text:span></text:p>
            <text:p text:style-name="P8"><text:span text:style-name="T5">Salt</text:span></text:p>
            <text:p text:style-name="P8"><text:span text:style-name="T5">Black pepper</text:span></text:p>
            <text:p text:style-name="P8"><text:span text:style-name="T5">Chili/cayenne</text:span></text:p>
            <text:p text:style-name="P8"><text:span text:style-name="T5">Soy sauce</text:span></text:p>
            <text:p text:style-name="P8"><text:span text:style-name="T5">Vegetable broth</text:span></text:p>
          </table:table-cell>
          <table:table-cell table:style-name="Table2.A1" office:value-type="string">
            <text:p text:style-name="P8"><text:span text:style-name="T5">0,25 kg</text:span></text:p>
            <text:p text:style-name="P8"><text:span text:style-name="T5">0,2 kg</text:span></text:p>
            <text:p text:style-name="P8"><text:span text:style-name="T5">1,7 L</text:span></text:p>
            <text:p text:style-name="P8"><text:span text:style-name="T5">12 ml</text:span></text:p>
            <text:p text:style-name="P8"><text:span text:style-name="T5">40 ml</text:span></text:p>
            <text:p text:style-name="P8"><text:span text:style-name="T5">6 ml</text:span></text:p>
            <text:p text:style-name="P8"><text:span text:style-name="T5">12 ml</text:span></text:p>
            <text:p text:style-name="P8"><text:span text:style-name="T5">0,2 tsp</text:span></text:p>
            <text:p text:style-name="P8"><text:span text:style-name="T5">10 ml</text:span></text:p>
            <text:p text:style-name="P8"><text:span text:style-name="T5">10 ml</text:span></text:p>
          </table:table-cell>
          <table:table-cell table:style-name="Table2.A1" office:value-type="string">
            <text:p text:style-name="P8"><text:span text:style-name="T5">2,2 kg</text:span></text:p>
            <text:p text:style-name="P8"><text:span text:style-name="T5">1,4 kg</text:span></text:p>
            <text:p text:style-name="P8"><text:span text:style-name="T5">15,3 L</text:span></text:p>
            <text:p text:style-name="P8"><text:span text:style-name="T5">1,1 dl</text:span></text:p>
            <text:p text:style-name="P8"><text:span text:style-name="T5">3,25 dl</text:span></text:p>
            <text:p text:style-name="P8"><text:span text:style-name="T5">0,5 dl</text:span></text:p>
            <text:p text:style-name="P8"><text:span text:style-name="T5">1,1 Tbsp</text:span></text:p>
            <text:p text:style-name="P8"><text:span text:style-name="T5">1,8 tsp</text:span></text:p>
            <text:p text:style-name="P8"><text:span text:style-name="T5">0,9 dl</text:span></text:p>
            <text:p text:style-name="P8"><text:span text:style-name="T5">0,9 dl</text:span></text:p>
          </table:table-cell>
          <table:table-cell table:style-name="Table2.A1" office:value-type="string">
            <text:p text:style-name="P8"><text:span text:style-name="T5">2,4 kg</text:span></text:p>
            <text:p text:style-name="P8"><text:span text:style-name="T5">1,6 kg</text:span></text:p>
            <text:p text:style-name="P8"><text:span text:style-name="T5">17 L</text:span></text:p>
            <text:p text:style-name="P8"><text:span text:style-name="T5">1,2 dl</text:span></text:p>
            <text:p text:style-name="P8"><text:span text:style-name="T5">3,6 dl</text:span></text:p>
            <text:p text:style-name="P8"><text:span text:style-name="T5">0,6 dl</text:span></text:p>
            <text:p text:style-name="P8"><text:span text:style-name="T5">1,2 Tbsp</text:span></text:p>
            <text:p text:style-name="P8"><text:span text:style-name="T5">2 tsp</text:span></text:p>
            <text:p text:style-name="P8"><text:span text:style-name="T5">1 dl</text:span></text:p>
            <text:p text:style-name="P8"><text:span text:style-name="T5">1 dl</text:span></text:p>
          </table:table-cell>
          <table:table-cell table:style-name="Table2.A1" office:value-type="string">
            <text:p text:style-name="P8"><text:span text:style-name="T5">2,6 kg</text:span></text:p>
            <text:p text:style-name="P8"><text:span text:style-name="T5">1,8 kg</text:span></text:p>
            <text:p text:style-name="P8"><text:span text:style-name="T5">18,7 L</text:span></text:p>
            <text:p text:style-name="P8"><text:span text:style-name="T5">1,3 dl</text:span></text:p>
            <text:p text:style-name="P8"><text:span text:style-name="T5">4 dl</text:span></text:p>
            <text:p text:style-name="P8"><text:span text:style-name="T5">0,7 dl</text:span></text:p>
            <text:p text:style-name="P8"><text:span text:style-name="T5">1,3 Tbsp</text:span></text:p>
            <text:p text:style-name="P8"><text:span text:style-name="T5">2,2 tsp</text:span></text:p>
            <text:p text:style-name="P8"><text:span text:style-name="T5">1,1 dl</text:span></text:p>
            <text:p text:style-name="P22"><text:span text:style-name="T5">1,1 dl</text:span></text:p>
          </table:table-cell>
        </table:table-row>
      </table:table>
      <text:p text:style-name="P6"/>
      <text:p text:style-name="P6"/>
      <text:p text:style-name="P9"><text:soft-page-break/></text:p>
      <text:p text:style-name="P10"><text:span text:style-name="T4">Preparations (d0) :</text:span></text:p>
      <text:p text:style-name="P11"/>
      <text:p text:style-name="P10"><text:span text:style-name="T5">If possible, soak the lentils over the previous night or on the same morning. </text:span></text:p>
      <text:list xml:id="list2454389485" text:style-name="WWNum1">
        <text:list-item>
          <text:p text:style-name="P27"><text:span text:style-name="T5">Chop the carrots and onions.</text:span></text:p>
        </text:list-item>
      </text:list>
      <text:p text:style-name="P29"/>
      <text:p text:style-name="P10"><text:span text:style-name="T4">Cooking </text:span><text:span text:style-name="T5">(immediately after afternoon sit) </text:span><text:span text:style-name="T4">:</text:span></text:p>
      <text:p text:style-name="P29"/>
      <text:list xml:id="list1989140582" text:style-name="WWNum2">
        <text:list-item>
          <text:p text:style-name="P28"><text:span text:style-name="T5">Sauté the onions over medium heat</text:span></text:p>
        </text:list-item>
        <text:list-item>
          <text:p text:style-name="P28"><text:span text:style-name="T5">Add carrots and spices and keep frying 5min or so</text:span></text:p>
        </text:list-item>
        <text:list-item>
          <text:p text:style-name="P28"><text:span text:style-name="T5">Add lentils and mix, then add broth - and water if needed - to cover the mix </text:span></text:p>
        </text:list-item>
        <text:list-item>
          <text:p text:style-name="P28"><text:span text:style-name="T5">Bring to a boil over med-high heat while mixing a few times. Reduce heat and let simmer until the lentils are tender.</text:span></text:p>
        </text:list-item>
        <text:list-item>
          <text:p text:style-name="P28"><text:span text:style-name="T5">Check taste and correct with salt, pepper and spices if necessary. </text:span></text:p>
        </text:list-item>
      </text:list>
      <text:p text:style-name="P11"/>
      <text:p text:style-name="P10"><text:span text:style-name="T4">Note :</text:span><text:span text:style-name="T5"> If there are leftovers, you may freeze it until the end of the course</text:span></text:p>
      <text:p text:style-name="P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Symbols" svg:font-family="'Noto Sans Symbols'" style:font-adornments="Regular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re Baskerville1" svg:font-family="'Libre Baskervill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vertical-align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071cm" loext:contextual-spacing="false" fo:keep-together="always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default-outline-level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default-outline-level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style:vertical-align="auto" style:writing-mode="lr-tb"/>
      <style:text-properties style:font-name="Times New Roman" fo:font-family="'Times New Roman'" style:font-family-generic="roman" style:font-pitch="variable" fo:font-size="12pt" style:font-name-asian="Arial1" style:font-family-asian="Arial" style:font-family-generic-asian="system" style:font-pitch-asian="variable" style:font-size-asian="12pt" style:font-name-complex="Libre Baskerville1" style:font-family-complex="'Libre Baskerville'" style:font-family-generic-complex="system" style:font-pitch-complex="variable" style:font-size-complex="12pt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1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bullet>
      <text:list-level-style-bullet text:level="2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bullet-char="■">
        <style:list-level-properties text:list-level-position-and-space-mode="label-alignment">
          <style:list-level-label-alignment text:label-followed-by="listtab" text:list-tab-stop-position="3.175cm" fo:text-indent="-0.318cm" fo:margin-left="3.81cm"/>
        </style:list-level-properties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5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6" text:bullet-char="■">
        <style:list-level-properties text:list-level-position-and-space-mode="label-alignment">
          <style:list-level-label-alignment text:label-followed-by="listtab" text:list-tab-stop-position="6.985cm" fo:text-indent="-0.318cm" fo:margin-left="7.62cm"/>
        </style:list-level-properties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</text:list-level-style-bullet>
      <text:list-level-style-bullet text:level="8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</text:list-level-style-bullet>
      <text:list-level-style-bullet text:level="9" text:bullet-char="■">
        <style:list-level-properties text:list-level-position-and-space-mode="label-alignment">
          <style:list-level-label-alignment text:label-followed-by="listtab" text:list-tab-stop-position="10.795cm" fo:text-indent="-0.318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27cm" fo:margin-left="1.905cm"/>
        </style:list-level-properties>
        <style:text-properties style:font-name="Noto Sans Symbols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905cm" fo:text-indent="0.953cm" fo:margin-left="2.54cm"/>
        </style:list-level-properties>
        <style:text-properties style:font-name="Noto Sans Symbols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text:list-tab-stop-position="2.54cm" fo:text-indent="1.27cm" fo:margin-left="3.175cm"/>
        </style:list-level-properties>
        <style:text-properties style:font-name="Noto Sans Symbols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175cm" fo:text-indent="1.905cm" fo:margin-left="3.81cm"/>
        </style:list-level-properties>
        <style:text-properties style:font-name="Noto Sans Symbols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3.81cm" fo:text-indent="2.858cm" fo:margin-left="4.445cm"/>
        </style:list-level-properties>
        <style:text-properties style:font-name="Noto Sans Symbols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text:list-tab-stop-position="4.445cm" fo:text-indent="3.175cm" fo:margin-left="5.08cm"/>
        </style:list-level-properties>
        <style:text-properties style:font-name="Noto Sans Symbols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08cm" fo:text-indent="3.81cm" fo:margin-left="5.715cm"/>
        </style:list-level-properties>
        <style:text-properties style:font-name="Noto Sans Symbols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5.715cm" fo:text-indent="4.763cm" fo:margin-left="6.35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text-line-through-style="none" style:text-line-through-type="none" style:font-name="Times New Roman" fo:font-size="12pt" fo:font-style="normal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1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1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.231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0-Day course<text:tab/><text:tab/>2019-07-04</text:span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</meta:editing-cycles>
    <meta:editing-duration>P0D</meta:editing-duration>
    <meta:document-statistic meta:table-count="2" meta:image-count="0" meta:object-count="0" meta:page-count="2" meta:paragraph-count="76" meta:word-count="273" meta:character-count="1254" meta:non-whitespace-character-count="1059"/>
    <meta:generator>LibreOffice/6.4.7.2$Linux_X86_64 LibreOffice_project/40$Build-2</meta:generator>
  </office:meta>
</office:document-meta>
</file>